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5.134cm" style:use-optimal-column-width="false"/>
    </style:style>
    <style:style style:name="co2" style:family="table-column">
      <style:table-column-properties style:column-width="17.394cm" style:use-optimal-column-width="false"/>
    </style:style>
    <style:style style:name="co3" style:family="table-column">
      <style:table-column-properties style:column-width="3.765cm" style:use-optimal-column-width="false"/>
    </style:style>
    <style:style style:name="co4" style:family="table-column">
      <style:table-column-properties style:column-width="3.779cm" style:use-optimal-column-width="false"/>
    </style:style>
    <style:style style:name="ro1" style:family="table-row">
      <style:table-row-properties style:row-height="0.979cm"/>
    </style:style>
    <style:style style:name="ro2" style:family="table-row">
      <style:table-row-properties style:row-height="0.981cm"/>
    </style:style>
    <style:style style:name="ro3" style:family="table-row">
      <style:table-row-properties style:row-height="2.113cm"/>
    </style:style>
    <style:style style:name="ro4" style:family="table-row">
      <style:table-row-properties style:row-height="1.15cm"/>
    </style:style>
    <style:style style:name="ro5" style:family="table-row">
      <style:table-row-properties style:row-height="1.22cm"/>
    </style:style>
    <style:style style:name="ro6" style:family="table-row">
      <style:table-row-properties style:row-height="1.224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09cm" svg:height="1.778cm" svg:x="1.735cm" svg:y="3.786cm">
          <text:p text:style-name="P1">Positive and Negative </text:p>
          <text:p text:style-name="P1">Twe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836cm" svg:height="1.397cm" svg:x="1.708cm" svg:y="6.618cm">
          <text:p text:style-name="P1">Tweet text process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1cm" svg:height="1.624cm" svg:x="1.686cm" svg:y="11.928cm">
          <text:p text:style-name="P1">Feature Extra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19cm" svg:height="1.397cm" svg:x="10.245cm" svg:y="17.219cm">
          <text:p text:style-name="P1">Positive + Negative S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397cm" svg:x="3.964cm" svg:y="14.887cm"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3cm" svg:height="1.397cm" svg:x="19.923cm" svg:y="1.581cm">
          <text:p text:style-name="P1">Yahoo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15cm" svg:height="1.397cm" svg:x="5.688cm" svg:y="1.508cm">
          <text:p text:style-name="P1">Twitter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96cm" svg:height="1.778cm" svg:x="8.806cm" svg:y="3.786cm">
          <text:p text:style-name="P1">Technology Twee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1.651cm" svg:x="1.659cm" svg:y="9.196cm">
          <text:p text:style-name="P1">Build Feature S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3cm" svg:height="1.397cm" svg:x="19.957cm" svg:y="3.721cm">
          <text:p text:style-name="P1">Tech ETF Pri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397cm" svg:x="20.25cm" svg:y="17.199cm">
          <text:p text:style-name="P1">Corre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2.159cm" svg:x="14.694cm" svg:y="9.001cm">
          <text:p text:style-name="P1">Significant Word</text:p>
          <text:p text:style-name="P1"><text:s/>Corre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6cm" svg:height="1.397cm" svg:x="8.771cm" svg:y="6.618cm">
          <text:p text:style-name="P1">Tweet text process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1cm" svg:height="1.624cm" svg:x="8.785cm" svg:y="11.927cm">
          <text:p text:style-name="P1">Feature Extractio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7cm" svg:y1="2.905cm" svg:x2="5.445cm" svg:y2="3.667cm">
          <text:p/>
        </draw:line>
        <draw:line draw:style-name="gr2" draw:text-style-name="P1" draw:layer="layout" svg:x1="11.287cm" svg:y1="2.905cm" svg:x2="12.049cm" svg:y2="3.667cm">
          <text:p/>
        </draw:line>
        <draw:line draw:style-name="gr2" draw:text-style-name="P1" draw:layer="layout" svg:x1="4.937cm" svg:y1="5.572cm" svg:x2="4.937cm" svg:y2="6.461cm">
          <text:p/>
        </draw:line>
        <draw:line draw:style-name="gr2" draw:text-style-name="P1" draw:layer="layout" svg:x1="12.43cm" svg:y1="5.572cm" svg:x2="12.43cm" svg:y2="6.461cm">
          <text:p/>
        </draw:line>
        <draw:line draw:style-name="gr2" draw:text-style-name="P1" draw:layer="layout" svg:x1="4.937cm" svg:y1="7.985cm" svg:x2="4.937cm" svg:y2="9.128cm">
          <text:p/>
        </draw:line>
        <draw:line draw:style-name="gr2" draw:text-style-name="P1" draw:layer="layout" svg:x1="12.43cm" svg:y1="8.012cm" svg:x2="12.43cm" svg:y2="11.695cm">
          <text:p/>
        </draw:line>
        <draw:line draw:style-name="gr2" draw:text-style-name="P1" draw:layer="layout" svg:x1="4.937cm" svg:y1="10.86cm" svg:x2="4.937cm" svg:y2="11.922cm">
          <text:p/>
        </draw:line>
        <draw:line draw:style-name="gr2" draw:text-style-name="P1" draw:layer="layout" svg:x1="5.445cm" svg:y1="13.573cm" svg:x2="7.604cm" svg:y2="14.843cm">
          <text:p/>
        </draw:line>
        <draw:line draw:style-name="gr2" draw:text-style-name="P1" draw:layer="layout" svg:x1="11.922cm" svg:y1="13.573cm" svg:x2="10.017cm" svg:y2="14.843cm">
          <text:p/>
        </draw:line>
        <draw:line draw:style-name="gr2" draw:text-style-name="P1" draw:layer="layout" svg:x1="9.001cm" svg:y1="16.24cm" svg:x2="10.652cm" svg:y2="17.129cm">
          <text:p/>
        </draw:line>
        <draw:line draw:style-name="gr2" draw:text-style-name="P1" draw:layer="layout" svg:x1="22.971cm" svg:y1="3.032cm" svg:x2="22.971cm" svg:y2="3.667cm">
          <text:p/>
        </draw:line>
        <draw:line draw:style-name="gr2" draw:text-style-name="P1" draw:layer="layout" svg:x1="23.098cm" svg:y1="5.064cm" svg:x2="23.098cm" svg:y2="17.002cm">
          <text:p/>
        </draw:line>
        <draw:line draw:style-name="gr2" draw:text-style-name="P1" draw:layer="layout" svg:x1="18.653cm" svg:y1="18.018cm" svg:x2="20.177cm" svg:y2="18.018cm">
          <text:p/>
        </draw:line>
        <draw:line draw:style-name="gr2" draw:text-style-name="P1" draw:layer="layout" svg:x1="15.605cm" svg:y1="8.112cm" svg:x2="16.494cm" svg:y2="8.874cm">
          <text:p/>
        </draw:line>
        <draw:line draw:style-name="gr2" draw:text-style-name="P1" draw:layer="layout" svg:x1="21.193cm" svg:y1="5.064cm" svg:x2="18.653cm" svg:y2="8.874cm">
          <text:p/>
        </draw:line>
      </draw:page>
      <draw:page draw:name="page2" draw:style-name="dp1" draw:master-page-name="Default">
        <draw:frame draw:style-name="standard" draw:layer="layout" svg:width="22.527cm" svg:height="8.892cm" svg:x="2.993cm" svg:y="6.1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User</text:span></text:p>
              </table:table-cell>
              <table:table-cell table:style-name="ce2">
                <text:p><text:span text:style-name="T1">Status/Text</text:span></text:p>
              </table:table-cell>
            </table:table-row>
            <table:table-row table:style-name="ro1" table:default-cell-style-name="ce2">
              <table:table-cell>
                <text:p>AppleOfficial</text:p>
              </table:table-cell>
              <table:table-cell>
                <text:p>iPhone 6 coming soon! (PHOTOS) ➜➜➜ http://pictwtt.com/YL9pcu </text:p>
              </table:table-cell>
            </table:table-row>
            <table:table-row table:style-name="ro1" table:default-cell-style-name="ce2">
              <table:table-cell>
                <text:p>johnbattelle</text:p>
              </table:table-cell>
              <table:table-cell>
                <text:p>Big Data Is Opening Doors, but Maybe Too Many http://nyti.ms/ZJv46g </text:p>
              </table:table-cell>
            </table:table-row>
            <table:table-row table:style-name="ro1" table:default-cell-style-name="ce2">
              <table:table-cell>
                <text:p>ladygaga</text:p>
              </table:table-cell>
              <table:table-cell>
                <text:p>Wow 21,000,000 monsters. Can we build a Twitter Country now and all go live there. #NoSpeakingJustTweeting EMOTIVE TECHNOLOGY ONLY!!!! :)</text:p>
              </table:table-cell>
            </table:table-row>
            <table:table-row table:style-name="ro2" table:default-cell-style-name="ce2">
              <table:table-cell>
                <text:p>Laurnes_deGroot</text:p>
              </table:table-cell>
              <table:table-cell>
                <text:p>RT @shadowvieworg: @sustainablebizz article 'Technology to the Rescue For Wildlife' is talking about our work! http://ow.ly/jmXz3 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standard" draw:layer="layout" svg:width="22.603cm" svg:height="5.706cm" svg:x="2.548cm" svg:y="4.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>Classifier</text:p>
              </table:table-cell>
              <table:table-cell>
                <text:p>Accuracy</text:p>
              </table:table-cell>
              <table:table-cell>
                <text:p>Pos. Precision</text:p>
              </table:table-cell>
              <table:table-cell>
                <text:p>Pos. Recall</text:p>
              </table:table-cell>
              <table:table-cell>
                <text:p>Neg. Precision</text:p>
              </table:table-cell>
              <table:table-cell>
                <text:p>Neg. Recall</text:p>
              </table:table-cell>
            </table:table-row>
            <table:table-row table:style-name="ro4" table:default-cell-style-name="ce2">
              <table:table-cell>
                <text:p>Naive Bayes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>MaxEnt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>
                <text:p>SVM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hao </meta:initial-creator>
    <meta:creation-date>2013-03-24T14:36:03</meta:creation-date>
    <meta:generator>LibreOffice/3.5$Linux_x86 LibreOffice_project/350m1$Build-2</meta:generator>
    <dc:date>2013-03-24T16:22:57</dc:date>
    <dc:creator>Linhao </dc:creator>
    <meta:editing-duration>PT1H26M21S</meta:editing-duration>
    <meta:editing-cycles>37</meta:editing-cycles>
    <meta:document-statistic meta:object-count="31"/>
  </office:meta>
</office:document-meta>
</file>